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tyle="italic" style:font-style-asian="italic" style:font-style-complex="italic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1">
      <style:paragraph-properties fo:margin-top="0in" fo:margin-bottom="0in"/>
    </style:style>
    <style:style style:name="P8" style:family="paragraph" style:parent-style-name="Text_20_body" style:list-style-name="L2">
      <style:paragraph-properties fo:margin-top="0in" fo:margin-bottom="0in"/>
    </style:style>
    <style:style style:name="P9" style:family="paragraph" style:parent-style-name="Text_20_body" style:list-style-name="L3">
      <style:paragraph-properties fo:margin-top="0in" fo:margin-bottom="0in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Text_20_body"><text:s/></text:p>
      <text:p text:style-name="Text_20_body">Postman Software has become a tool of choice for the following reasons:</text:p>
      <text:p text:style-name="Text_20_body">over 4 million users nowadays</text:p>
      <text:p text:style-name="Text_20_body"/>
      <text:section text:style-name="Sect1" text:name="div-gpt-ad-9092914-1">
        <text:p text:style-name="Text_20_body"/>
      </text:section>
      <text:list xml:id="list7318957223869633611" text:style-name="L1">
        <text:list-item>
          <text:p text:style-name="P7">Accessibility </text:p>
          <text:list>
            <text:list-item>
              <text:list>
                <text:list-header>
                  <text:p text:style-name="P7">log-in to own accounts - easy access to files anytime/anywhere <text:s/></text:p>
                  <text:p text:style-name="P7">Postman application needs to be installed on the computer. </text:p>
                </text:list-header>
              </text:list>
            </text:list-item>
          </text:list>
        </text:list-item>
        <text:list-item>
          <text:p text:style-name="P7">Use of Collections </text:p>
          <text:list>
            <text:list-item>
              <text:list>
                <text:list-header>
                  <text:p text:style-name="P7">can create collections for their Postman API calls. </text:p>
                  <text:p text:style-name="P7">Each collection can create subfolders and multiple requests. </text:p>
                  <text:list>
                    <text:list-header>
                      <text:p text:style-name="P7">helps in organizing test suites</text:p>
                    </text:list-header>
                  </text:list>
                </text:list-header>
              </text:list>
            </text:list-item>
          </text:list>
        </text:list-item>
        <text:list-item>
          <text:p text:style-name="P7">Collaboration: </text:p>
          <text:list>
            <text:list-item>
              <text:list>
                <text:list-header>
                  <text:p text:style-name="P7">Collections and environments can be imported/exported </text:p>
                  <text:list>
                    <text:list-header>
                      <text:p text:style-name="P7">easy to share files. </text:p>
                      <text:p text:style-name="P7">direct link to share collections. </text:p>
                    </text:list-header>
                  </text:list>
                </text:list-header>
              </text:list>
            </text:list-item>
          </text:list>
        </text:list-item>
        <text:list-item>
          <text:p text:style-name="P7">Creating Multiple Environments: </text:p>
          <text:list>
            <text:list-item>
              <text:list>
                <text:list-header>
                  <text:p text:style-name="P7"><text:s/><text:tab/>aids in less repetition of tests </text:p>
                  <text:list>
                    <text:list-item>
                      <text:list>
                        <text:list-header>
                          <text:p text:style-name="P7">can use same collection for different environment(s) </text:p>
                          <text:p text:style-name="P7">By using parameterization </text:p>
                        </text:list-header>
                      </text:list>
                    </text:list-item>
                  </text:list>
                </text:list-header>
              </text:list>
            </text:list-item>
          </text:list>
        </text:list-item>
        <text:list-item>
          <text:p text:style-name="P7">Creation of Tests: </text:p>
          <text:list>
            <text:list-item>
              <text:list>
                <text:list-header>
                  <text:p text:style-name="P7">Test checkpoints </text:p>
                  <text:list>
                    <text:list-header>
                      <text:p text:style-name="P7">verifying for successful HTTP response status </text:p>
                    </text:list-header>
                  </text:list>
                </text:list-header>
              </text:list>
            </text:list-item>
          </text:list>
        </text:list-item>
      </text:list>
      <text:p text:style-name="P1"><text:tab/><text:tab/><text:tab/><text:tab/>can be added to each Postman API call </text:p>
      <text:p text:style-name="P1"><text:tab/><text:tab/><text:tab/><text:tab/><text:tab/>help ensure <text:a xlink:type="simple" xlink:href="https://www.guru99.com/test-coverage-in-software-testing.html" text:style-name="Internet_20_link" text:visited-style-name="Visited_20_Internet_20_Link">test coverage</text:a>. </text:p>
      <text:p text:style-name="P1"/>
      <text:list xml:id="list2122153164" text:continue-numbering="true" text:style-name="L1">
        <text:list-item>
          <text:p text:style-name="P7">Automation Testing: </text:p>
        </text:list-item>
      </text:list>
      <text:p text:style-name="P1"><text:tab/><text:tab/><text:tab/> run tests in multiple iterations </text:p>
      <text:p text:style-name="P1"><text:tab/><text:tab/><text:tab/><text:tab/>save time for repetitive tests</text:p>
      <text:p text:style-name="P1"><text:tab/><text:tab/><text:tab/>use: <text:s/></text:p>
      <text:p text:style-name="P1"><text:tab/><text:tab/><text:tab/>Collection Runner </text:p>
      <text:p text:style-name="P1"><text:tab/><text:tab/><text:tab/>https://learning.postman.com/docs/running-collections/intro-to-collection-runs/<text:tab/></text:p>
      <text:p text:style-name="P1"><text:tab/><text:tab/><text:tab/>Newman </text:p>
      <text:p text:style-name="P1"><text:tab/><text:tab/><text:tab/>https://support.postman.com/hc/en-us/articles/115003710329-What-is-Newman-</text:p>
      <text:p text:style-name="P1"><text:tab/><text:tab/><text:tab/></text:p>
      <text:list xml:id="list522186103" text:continue-numbering="true" text:style-name="L1">
        <text:list-item>
          <text:p text:style-name="P7">Debugging ease</text:p>
        </text:list-item>
      </text:list>
      <text:p text:style-name="P1"><text:tab/><text:tab/><text:tab/>debug tests by Postman console data retrieved </text:p>
      <text:p text:style-name="P1"><text:tab/><text:tab/><text:tab/><text:tab/> </text:p>
      <text:list xml:id="list666019610" text:continue-numbering="true" text:style-name="L1">
        <text:list-item>
          <text:p text:style-name="P4">Continuous Integration support</text:p>
        </text:list-item>
      </text:list>
      <text:p text:style-name="Text_20_body"><text:tab/><text:tab/><text:tab/>development practices are maintained.</text:p>
      <text:p text:style-name="Standard"><text:tab/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text:a xlink:type="simple" xlink:href="https://www.postman.com/downloads/" text:style-name="Internet_20_link" text:visited-style-name="Visited_20_Internet_20_Link">https://www.postman.com/downloads/</text:a></text:p>
      <text:p text:style-name="Standard"/>
      <text:list xml:id="list8605235150103811128" text:style-name="L2">
        <text:list-item>
          <text:p text:style-name="P8">New: create a new request, collection or environment. </text:p>
        </text:list-item>
        <text:list-item>
          <text:p text:style-name="P8">Import: import a collection or environment. </text:p>
          <text:list>
            <text:list-header>
              <text:p text:style-name="P8">options <text:s/>import from file, folder, link or paste raw text. </text:p>
            </text:list-header>
          </text:list>
        </text:list-item>
        <text:list-item>
          <text:p text:style-name="P8">Runner: Automation tests executed through Newman Collection Runner. </text:p>
        </text:list-item>
        <text:list-item>
          <text:p text:style-name="P8">Open New: open a new tab, Postman Window or Runner Window <text:s/></text:p>
        </text:list-item>
        <text:list-item>
          <text:p text:style-name="P8">My Workspace: create a new workspace individually or as team. </text:p>
        </text:list-item>
        <text:list-item>
          <text:p text:style-name="P8">Invite: team members to collaborate on a workspace </text:p>
        </text:list-item>
        <text:list-item>
          <text:p text:style-name="P8">History: past requests sent is displayed; easy to track actions done. </text:p>
        </text:list-item>
        <text:list-item>
          <text:p text:style-name="P8">Collections: create collections to organize test suite. </text:p>
          <text:list>
            <text:list-item>
              <text:list>
                <text:list-header>
                  <text:p text:style-name="P8">Each collection may have subfolders and multiple requests. </text:p>
                  <text:p text:style-name="P8">duplicate request or folder </text:p>
                </text:list-header>
              </text:list>
            </text:list-item>
          </text:list>
        </text:list-item>
        <text:list-item>
          <text:p text:style-name="P8">Request tab: displays the title of the request working on. </text:p>
          <text:list>
            <text:list-item>
              <text:list>
                <text:list-header>
                  <text:p text:style-name="P8">default, "Untitled Request" displayed for requests without titles. </text:p>
                </text:list-header>
              </text:list>
            </text:list-item>
          </text:list>
        </text:list-item>
        <text:list-item>
          <text:p text:style-name="P8">HTTP Request: Click dropdown list of different requests </text:p>
          <text:list>
            <text:list-item>
              <text:list>
                <text:list-item>
                  <text:list>
                    <text:list-header>
                      <text:p text:style-name="P8"><text:s/>GET, POST, COPY, DELETE, etc. </text:p>
                    </text:list-header>
                  </text:list>
                  <text:p text:style-name="P8">In Postman API testing, GET and POST are most common</text:p>
                </text:list-item>
              </text:list>
            </text:list-item>
          </text:list>
        </text:list-item>
        <text:list-item>
          <text:p text:style-name="P8">Request URL: aka an endpoint, id the link to where API will communicate with. </text:p>
        </text:list-item>
        <text:list-item>
          <text:p text:style-name="P8">Save:<text:tab/><text:tab/>If changes to a request, click save so that new changes will Not be lost or <text:tab/><text:tab/><text:tab/><text:tab/><text:tab/><text:tab/>overwritten. </text:p>
        </text:list-item>
        <text:list-item>
          <text:p text:style-name="P8">Params: <text:tab/>write parameters needed for a request i.e. key values. </text:p>
        </text:list-item>
        <text:list-item>
          <text:p text:style-name="P8">Authorization: proper authorization needed to access APIs </text:p>
        </text:list-item>
      </text:list>
      <text:p text:style-name="P1"><text:tab/><text:tab/><text:tab/><text:tab/>i.e. username &amp; password, bearer token, etc. </text:p>
      <text:list xml:id="list2156668884" text:continue-numbering="true" text:style-name="L2">
        <text:list-item>
          <text:p text:style-name="P8">Headers:<text:tab/>set headers depending on organization needs</text:p>
        </text:list-item>
      </text:list>
      <text:p text:style-name="P1"><text:tab/><text:tab/><text:tab/><text:tab/>i.e. content type JSON <text:s/></text:p>
      <text:list xml:id="list807307453" text:continue-numbering="true" text:style-name="L2">
        <text:list-item>
          <text:p text:style-name="P8">Body:<text:tab/><text:tab/>customize details in a request; commonly used in POST request. </text:p>
        </text:list-item>
        <text:list-item>
          <text:p text:style-name="P8">Pre-request Script: scripts executed Before the request. </text:p>
        </text:list-item>
      </text:list>
      <text:p text:style-name="P1"><text:tab/><text:tab/><text:tab/><text:tab/>i.e. set environment to ensure tests will be run </text:p>
      <text:p text:style-name="P1"><text:tab/><text:tab/><text:tab/><text:tab/><text:tab/>in the correct environment. </text:p>
      <text:list xml:id="list1664532603" text:continue-numbering="true" text:style-name="L2">
        <text:list-item>
          <text:p text:style-name="P5">Tests:<text:tab/><text:tab/>scripts executed during the request. </text:p>
          <text:list>
            <text:list-item>
              <text:list>
                <text:list-header>
                  <text:p text:style-name="P5">Important: tests as it sets up checkpoints to </text:p>
                  <text:list>
                    <text:list-header>
                      <text:p text:style-name="P5">verify response status is ok</text:p>
                      <text:p text:style-name="P5">retrieved data as expected </text:p>
                      <text:p text:style-name="P5">other tests</text:p>
                    </text:list-header>
                  </text:list>
                </text:list-header>
              </text:list>
            </text:list-item>
          </text:list>
        </text:list-item>
      </text:list>
      <text:h text:style-name="Heading_20_2" text:outline-level="2"><text:s/></text:h>
      <text:p text:style-name="Text_20_body"><text:span text:style-name="T1">Get requests</text:span> </text:p>
      <text:p text:style-name="Text_20_body"><text:tab/>used to retrieve information from the given URL. </text:p>
      <text:p text:style-name="Text_20_body"><text:tab/><text:tab/>No changes done to the endpoint. </text:p>
      <text:p text:style-name="Standard">URL example</text:p>
      <text:p text:style-name="Standard"><text:tab/><text:a xlink:type="simple" xlink:href="https://jsonplaceholder.typicode.com/users" text:style-name="Internet_20_link" text:visited-style-name="Visited_20_Internet_20_Link">https://jsonplaceholder.typicode.com/users</text:a> <text:s text:c="13"/></text:p>
      <text:p text:style-name="Standard"/>
      <text:p text:style-name="Standard"><text:soft-page-break/></text:p>
      <text:p text:style-name="Standard">Get request: data manipulation with the user adding data to the endpoint. </text:p>
      <text:p text:style-name="Standard"><text:tab/>Using the same data from the previous tutorial in Get request, </text:p>
      <text:p text:style-name="Standard"><text:tab/>add our own user.</text:p>
      <text:p text:style-name="Standard"/>
      <text:p text:style-name="Standard"><text:s/>Status s/b green 201</text:p>
      <text:p text:style-name="Standard"/>
      <text:p text:style-name="Standard"/>
      <text:p text:style-name="Text_20_body">Data Parameterization </text:p>
      <text:p text:style-name="Text_20_body"><text:tab/>one of the most useful features of Postman. </text:p>
      <text:p text:style-name="Text_20_body"><text:tab/>Instead of creating the same requests with different data, </text:p>
      <text:p text:style-name="Text_20_body"><text:tab/><text:tab/>use variables with parameters. </text:p>
      <text:p text:style-name="Text_20_body"><text:tab/><text:tab/>data can be from a data file or an environment variable. </text:p>
      <text:p text:style-name="Text_20_body"><text:tab/>helps to avoid repetition of the same tests and iterations can be used </text:p>
      <text:p text:style-name="Text_20_body"><text:tab/><text:tab/>for <text:a xlink:type="simple" xlink:href="https://www.guru99.com/automation-testing.html" text:style-name="Internet_20_link" text:visited-style-name="Visited_20_Internet_20_Link">automation testing</text:a>. </text:p>
      <text:p text:style-name="Text_20_body">Parameters are created through the use of double curly brackets: </text:p>
      <text:p text:style-name="Text_20_body"><text:tab/>{{sample}}. </text:p>
      <text:p text:style-name="Text_20_body"/>
      <text:h text:style-name="Heading_20_2" text:outline-level="2">How to Create Postman Tests</text:h>
      <text:p text:style-name="Text_20_body">Postman Tests are JavaScript codes added to requests </text:p>
      <text:p text:style-name="Text_20_body"><text:tab/>that help you verify results such as successful or failed status, </text:p>
      <text:p text:style-name="Text_20_body"><text:tab/>comparison of expected results, etc. </text:p>
      <text:p text:style-name="Text_20_body">It usually starts with <text:span text:style-name="T3">pm.test</text:span></text:p>
      <text:p text:style-name="Text_20_body"><text:tab/>It can be compared to asserts, </text:p>
      <text:p text:style-name="Text_20_body"><text:tab/><text:tab/>verify commands available in other tools. </text:p>
      <text:p text:style-name="Text_20_body"/>
      <text:h text:style-name="Heading_20_2" text:outline-level="2">How to Create Collections </text:h>
      <text:p text:style-name="Text_20_body">Collections play an important role in organizing test suites. </text:p>
      <text:p text:style-name="Text_20_body">It can be imported and exported making it easy to share collections amongst the team. </text:p>
      <text:p text:style-name="Standard"/>
      <text:p text:style-name="Standard">click Collections button along side</text:p>
      <text:p text:style-name="Standard">click New button</text:p>
      <text:p text:style-name="Standard"/>
      <text:p text:style-name="Standard"/>
      <text:h text:style-name="Heading_20_2" text:outline-level="2"><text:soft-page-break/></text:h>
      <text:h text:style-name="Heading_20_2" text:outline-level="2"><text:bookmark text:name="9"/>How to Run Collections using Collection Runner </text:h>
      <text:p text:style-name="Standard"/>
      <text:p text:style-name="Standard">two ways to run a collection </text:p>
      <text:p text:style-name="Standard"><text:tab/>the Collection Runner </text:p>
      <text:p text:style-name="Standard"><text:tab/>Newman.</text:p>
      <text:p text:style-name="Standard">File &gt; New Runner tab</text:p>
      <text:p text:style-name="Standard">drag and drop Collection to run</text:p>
      <text:p text:style-name="Standard"/>
      <text:p text:style-name="Standard"/>
      <text:h text:style-name="Heading_20_2" text:outline-level="2">Run Collections using Newman </text:h>
      <text:p text:style-name="Text_20_body">Newman: another way to run a collection </text:p>
      <text:p text:style-name="Text_20_body">main differences between Newman and Collection Runner: </text:p>
      <text:list xml:id="list8358419507462942394" text:style-name="L3">
        <text:list-item>
          <text:p text:style-name="P9">Newman is an add-on for Postman. </text:p>
          <text:list>
            <text:list-header>
              <text:p text:style-name="P9">need to install it separately from the Native App. </text:p>
            </text:list-header>
          </text:list>
        </text:list-item>
        <text:list-item>
          <text:p text:style-name="P9">Newman uses the command line </text:p>
          <text:list>
            <text:list-header>
              <text:p text:style-name="P9">vs. Collection Runner has a GUI. </text:p>
            </text:list-header>
          </text:list>
        </text:list-item>
        <text:list-item>
          <text:p text:style-name="P6">Newman can be used for continuous integration (CI)</text:p>
        </text:list-item>
      </text:list>
      <text:p text:style-name="Standard"/>
      <text:p text:style-name="Standard">Install Newman</text:p>
      <text:p text:style-name="Standard"><text:tab/>Install nodejs using this link: <text:a xlink:type="simple" xlink:href="http://nodejs.org/download/" text:style-name="Internet_20_link" text:visited-style-name="Visited_20_Internet_20_Link">http://nodejs.org/download/</text:a></text:p>
      <text:p text:style-name="Standard"/>
      <text:p text:style-name="Standard">Open the command prompt or terminal and enter </text:p>
      <text:p text:style-name="Standard"><text:tab/>npm install -g newman </text:p>
      <text:p text:style-name="Standard"/>
      <text:p text:style-name="Standard">go back to our Postman workspace.</text:p>
      <text:p text:style-name="Standard"><text:tab/>In Collections box, </text:p>
      <text:p text:style-name="Standard"><text:tab/><text:tab/>click on the three dots Options </text:p>
      <text:p text:style-name="Standard"><text:tab/><text:tab/><text:tab/>Select Export. </text:p>
      <text:p text:style-name="Standard"><text:tab/><text:tab/>Under Export Collection </text:p>
      <text:p text:style-name="Standard"><text:tab/><text:tab/><text:tab/>Choose radio button Collection v2.1 (Recommended) </text:p>
      <text:p text:style-name="Standard"><text:tab/><text:tab/>click Export</text:p>
      <text:p text:style-name="Standard"><text:tab/><text:tab/>Save in directory</text:p>
      <text:p text:style-name="Standard"><text:tab/><text:tab/><text:tab/>/Users/mohansrinivasan/Postman/files/PostmanTests</text:p>
      <text:p text:style-name="Standard"/>
      <text:p text:style-name="Standard">Export our environment</text:p>
      <text:p text:style-name="Standard"><text:tab/>three dots &gt; export</text:p>
      <text:p text:style-name="Standard"><text:tab/>Save in same directory</text:p>
      <text:p text:style-name="Standard"><text:tab/><text:tab/>/Users/mohansrinivasan/Postman/files/PostmanTests</text:p>
      <text:p text:style-name="Standard"/>
      <text:p text:style-name="Standard">In command prompt or terminal </text:p>
      <text:p text:style-name="Standard"><text:tab/>change to directory where you have saved the collection and environment. </text:p>
      <text:p text:style-name="Standard"><text:tab/><text:tab/>cd /Users/mohansrinivasan/Postman/files/PostmanTests</text:p>
      <text:p text:style-name="Standard"><text:soft-page-break/></text:p>
      <text:p text:style-name="Standard">Run your collection using this command: </text:p>
      <text:p text:style-name="Standard"><text:tab/>i.e. newman run PostmanTestCollection.postman_collection.json -e Testing.postman_globals.json</text:p>
      <text:p text:style-name="Standard"><text:tab/><text:tab/></text:p>
      <text:p text:style-name="Standard"><text:tab/>newman run Guru99PostmanTestCollection.postman_collection.json -e Guru99.postman_environment.json</text:p>
      <text:p text:style-name="Standard"/>
      <text:p text:style-name="Standard"/>
      <text:p text:style-name="Standard">basic Newman commands for execution: </text:p>
      <text:p text:style-name="Standard"><text:span text:style-name="Strong_20_Emphasis">Run a collection only.</text:span> used if No environment or test data file dependency.</text:p>
      <text:p text:style-name="Standard"><text:tab/><text:span text:style-name="T2">newman run &lt;collection name&gt;</text:span> </text:p>
      <text:p text:style-name="Standard"/>
      <text:p text:style-name="Standard"><text:tab/><text:span text:style-name="T2">newman run Guru99PostmanTestCollection.postman_collection.json</text:span> </text:p>
      <text:p text:style-name="Standard"/>
      <text:p text:style-name="Standard"><text:span text:style-name="Strong_20_Emphasis">Run a collection and environment. </text:span>The -e indicator is for environment.</text:p>
      <text:p text:style-name="Standard"><text:tab/><text:span text:style-name="T2">newman run &lt;collection name&gt; -e &lt;environment name&gt;</text:span> </text:p>
      <text:p text:style-name="Standard"/>
      <text:p text:style-name="Standard"><text:tab/><text:span text:style-name="T2">newman run Guru99PostmanTestCollection.postman_collection.json -e Guru99.postman_environment.json</text:span></text:p>
      <text:p text:style-name="P3"/>
      <text:p text:style-name="P2">Run a collection with desired no. of iterations.</text:p>
      <text:p text:style-name="Standard"><text:tab/><text:span text:style-name="T2">newman run &lt;collection name&gt; -n &lt;no.of iterations&gt;</text:span></text:p>
      <text:p text:style-name="Standard"/>
      <text:p text:style-name="Standard"><text:span text:style-name="Strong_20_Emphasis">Run with data file</text:span></text:p>
      <text:p text:style-name="Standard"><text:span text:style-name="Strong_20_Emphasis"><text:span text:style-name="T5"><text:tab/></text:span></text:span><text:span text:style-name="Strong_20_Emphasis"><text:span text:style-name="T4">newman run &lt;collection name&gt; </text:span></text:span><text:span text:style-name="Strong_20_Emphasis"><text:span text:style-name="T3">--data &lt;file name&gt; </text:span></text:span><text:span text:style-name="Strong_20_Emphasis"><text:span text:style-name="T4"><text:s/>-n &lt;no.of iterations&gt; -e &lt;environment name&gt;</text:span></text:span><text:span text:style-name="Strong_20_Emphasis"><text:span text:style-name="T5"> </text:span></text:span></text:p>
      <text:p text:style-name="Standard"><text:span text:style-name="Strong_20_Emphasis"><text:span text:style-name="T5"/></text:span></text:p>
      <text:p text:style-name="Standard"><text:span text:style-name="Strong_20_Emphasis">Set delay time. </text:span></text:p>
      <text:p text:style-name="Standard"><text:span text:style-name="Strong_20_Emphasis"><text:tab/></text:span><text:span text:style-name="Strong_20_Emphasis"><text:span text:style-name="T5">Important: tests may fail if run Without Delay due to </text:span></text:span></text:p>
      <text:p text:style-name="Standard"><text:span text:style-name="Strong_20_Emphasis"><text:span text:style-name="T5"><text:tab/><text:tab/>requests being started Without the previous request having completed processing </text:span></text:span></text:p>
      <text:p text:style-name="Standard"><text:span text:style-name="Strong_20_Emphasis"><text:span text:style-name="T5"><text:tab/><text:tab/><text:tab/>on the endpoint server.</text:span></text:span></text:p>
      <text:p text:style-name="Standard"><text:span text:style-name="Strong_20_Emphasis"><text:span text:style-name="T5"><text:tab/></text:span></text:span><text:span text:style-name="Strong_20_Emphasis"><text:span text:style-name="T4">newman run &lt;collection name&gt; -d &lt;delay time&gt;</text:span></text:span></text:p>
      <text:p text:style-name="Standard"><text:span text:style-name="Strong_20_Emphasis"><text:span text:style-name="T5"/></text:span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Arial Unicode MS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ohan Srinivasan</meta:initial-creator>
    <meta:creation-date>2021-02-28T15:49:09</meta:creation-date>
    <dc:date>2021-03-01T14:48:36</dc:date>
    <dc:creator>Mohan Srinivasan</dc:creator>
    <meta:editing-duration>PT5H2M2S</meta:editing-duration>
    <meta:editing-cycles>47</meta:editing-cycles>
    <meta:generator>OpenOffice/4.1.9$Unix OpenOffice.org_project/419m1$Build-9805</meta:generator>
    <meta:document-statistic meta:table-count="0" meta:image-count="0" meta:object-count="0" meta:page-count="5" meta:paragraph-count="156" meta:word-count="925" meta:character-count="6553"/>
  </office:meta>
</office:document-meta>
</file>